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9.64mm"/>
    </style:style>
    <style:style style:name="co3" style:family="table-column">
      <style:table-column-properties fo:break-before="auto" style:column-width="57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1" table:number-columns-repeated="10" table:default-cell-style-name="ce4"/>
        <table:table-column table:style-name="co1" table:default-cell-style-name="Default"/>
        <table:table-column table:style-name="co1" table:default-cell-style-name="ce4"/>
        <table:table-column table:style-name="co3" table:default-cell-style-name="Default"/>
        <table:table-row table:style-name="ro1">
          <table:table-cell table:style-name="Default"/>
          <table:table-cell table:number-columns-repeated="2"/>
          <table:table-cell table:style-name="ce2" office:value-type="string" calcext:value-type="string">
            <text:p>Seed</text:p>
          </table:table-cell>
          <table:table-cell table:style-name="Default"/>
          <table:table-cell table:style-name="ce2" table:number-columns-repeated="11"/>
        </table:table-row>
        <table:table-row table:style-name="ro1">
          <table:table-cell office:value-type="string" calcext:value-type="string">
            <text:p>Version</text:p>
          </table:table-cell>
          <table:table-cell table:style-name="ce2" office:value-type="string" calcext:value-type="string">
            <text:p>SCORE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Bugs</text:p>
          </table:table-cell>
        </table:table-row>
        <table:table-row table:style-name="ro1">
          <table:table-cell table:style-name="ce3" office:value-type="float" office:value="1" calcext:value-type="float">
            <text:p>1.00</text:p>
          </table:table-cell>
          <table:table-cell office:value-type="float" office:value="114387" calcext:value-type="float">
            <text:p>114387</text:p>
          </table:table-cell>
          <table:table-cell/>
          <table:table-cell table:style-name="Default" table:number-columns-repeated="10"/>
          <table:table-cell/>
          <table:table-cell table:style-name="Default"/>
          <table:table-cell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12524" calcext:value-type="float">
            <text:p>112524</text:p>
          </table:table-cell>
          <table:table-cell/>
          <table:table-cell table:style-name="Default" table:number-columns-repeated="10"/>
          <table:table-cell/>
          <table:table-cell table:style-name="Default"/>
          <table:table-cell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string" calcext:value-type="string">
            <text:p>Better Exporation</text:p>
          </table:table-cell>
          <table:table-cell table:number-columns-repeated="2"/>
          <table:table-cell office:value-type="float" office:value="111960" calcext:value-type="float">
            <text:p>111960</text:p>
          </table:table-cell>
          <table:table-cell office:value-type="float" office:value="124550" calcext:value-type="float">
            <text:p>124550</text:p>
          </table:table-cell>
          <table:table-cell office:value-type="float" office:value="104283" calcext:value-type="float">
            <text:p>104283</text:p>
          </table:table-cell>
          <table:table-cell office:value-type="float" office:value="126446" calcext:value-type="float">
            <text:p>126446</text:p>
          </table:table-cell>
          <table:table-cell office:value-type="float" office:value="101967" calcext:value-type="float">
            <text:p>101967</text:p>
          </table:table-cell>
          <table:table-cell table:number-columns-repeated="5"/>
          <table:table-cell table:style-name="ce5" table:formula="of:=SUM([.D5:.M5])/5" office:value-type="float" office:value="113841.2" calcext:value-type="float">
            <text:p>113841</text:p>
          </table:table-cell>
          <table:table-cell table:style-name="ce2" office:value-type="string" calcext:value-type="string">
            <text:p>LoadWaste OverAttempted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string" calcext:value-type="string">
            <text:p>Better Waste Pickup</text:p>
          </table:table-cell>
          <table:table-cell table:number-columns-repeated="2"/>
          <table:table-cell office:value-type="float" office:value="112493" calcext:value-type="float">
            <text:p>112493</text:p>
          </table:table-cell>
          <table:table-cell office:value-type="float" office:value="121578" calcext:value-type="float">
            <text:p>121578</text:p>
          </table:table-cell>
          <table:table-cell office:value-type="float" office:value="109695" calcext:value-type="float">
            <text:p>109695</text:p>
          </table:table-cell>
          <table:table-cell office:value-type="float" office:value="124770" calcext:value-type="float">
            <text:p>124770</text:p>
          </table:table-cell>
          <table:table-cell office:value-type="float" office:value="128519" calcext:value-type="float">
            <text:p>128519</text:p>
          </table:table-cell>
          <table:table-cell table:number-columns-repeated="5"/>
          <table:table-cell table:style-name="ce5" table:formula="of:=SUM([.D6:.M6])/5" office:value-type="float" office:value="119411" calcext:value-type="float">
            <text:p>119411</text:p>
          </table:table-cell>
          <table:table-cell table:style-name="ce2"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string" calcext:value-type="string">
            <text:p>Raised min waste to 200 from 100</text:p>
          </table:table-cell>
          <table:table-cell/>
          <table:table-cell office:value-type="float" office:value="133369" calcext:value-type="float">
            <text:p>133369</text:p>
          </table:table-cell>
          <table:table-cell office:value-type="float" office:value="120219" calcext:value-type="float">
            <text:p>120219</text:p>
          </table:table-cell>
          <table:table-cell office:value-type="float" office:value="130080" calcext:value-type="float">
            <text:p>130080</text:p>
          </table:table-cell>
          <table:table-cell office:value-type="float" office:value="124095" calcext:value-type="float">
            <text:p>124095</text:p>
          </table:table-cell>
          <table:table-cell office:value-type="float" office:value="126872" calcext:value-type="float">
            <text:p>126872</text:p>
          </table:table-cell>
          <table:table-cell office:value-type="float" office:value="111985" calcext:value-type="float">
            <text:p>111985</text:p>
          </table:table-cell>
          <table:table-cell office:value-type="float" office:value="142141" calcext:value-type="float">
            <text:p>142141</text:p>
          </table:table-cell>
          <table:table-cell office:value-type="float" office:value="105667" calcext:value-type="float">
            <text:p>105667</text:p>
          </table:table-cell>
          <table:table-cell office:value-type="float" office:value="120964" calcext:value-type="float">
            <text:p>120964</text:p>
          </table:table-cell>
          <table:table-cell office:value-type="float" office:value="100399" calcext:value-type="float">
            <text:p>100399</text:p>
          </table:table-cell>
          <table:table-cell/>
          <table:table-cell table:style-name="ce5" table:formula="of:=SUM([.D7:.M7])/5" office:value-type="float" office:value="243158.2" calcext:value-type="float">
            <text:p>243158</text:p>
          </table:table-cell>
          <table:table-cell table:style-name="ce2"/>
        </table:table-row>
        <table:table-row table:style-name="ro1">
          <table:table-cell office:value-type="string" calcext:value-type="string">
            <text:p>1.04b</text:p>
          </table:table-cell>
          <table:table-cell office:value-type="string" calcext:value-type="string">
            <text:p>Tests if well is in fuel range</text:p>
          </table:table-cell>
          <table:table-cell table:number-columns-repeated="2"/>
          <table:table-cell office:value-type="float" office:value="115977" calcext:value-type="float">
            <text:p>115977</text:p>
          </table:table-cell>
          <table:table-cell office:value-type="float" office:value="126542" calcext:value-type="float">
            <text:p>126542</text:p>
          </table:table-cell>
          <table:table-cell office:value-type="float" office:value="116899" calcext:value-type="float">
            <text:p>116899</text:p>
          </table:table-cell>
          <table:table-cell office:value-type="float" office:value="122572" calcext:value-type="float">
            <text:p>122572</text:p>
          </table:table-cell>
          <table:table-cell office:value-type="float" office:value="118589" calcext:value-type="float">
            <text:p>118589</text:p>
          </table:table-cell>
          <table:table-cell table:number-columns-repeated="5"/>
          <table:table-cell table:style-name="ce5" table:formula="of:=SUM([.D8:.M8])/5" office:value-type="float" office:value="120115.8" calcext:value-type="float">
            <text:p>120116</text:p>
          </table:table-cell>
          <table:table-cell table:style-name="ce2" office:value-type="string" calcext:value-type="string">
            <text:p>Worse overall – change reverted</text:p>
          </table:table-cell>
        </table:table-row>
        <table:table-row table:style-name="ro1">
          <table:table-cell office:value-type="string" calcext:value-type="string">
            <text:p>1.04c</text:p>
          </table:table-cell>
          <table:table-cell office:value-type="string" calcext:value-type="string">
            <text:p>Lowered min waste to 150 from 200</text:p>
          </table:table-cell>
          <table:table-cell table:number-columns-repeated="2"/>
          <table:table-cell office:value-type="float" office:value="110311" calcext:value-type="float">
            <text:p>110311</text:p>
          </table:table-cell>
          <table:table-cell office:value-type="float" office:value="130328" calcext:value-type="float">
            <text:p>130328</text:p>
          </table:table-cell>
          <table:table-cell office:value-type="float" office:value="124153" calcext:value-type="float">
            <text:p>124153</text:p>
          </table:table-cell>
          <table:table-cell office:value-type="float" office:value="116143" calcext:value-type="float">
            <text:p>116143</text:p>
          </table:table-cell>
          <table:table-cell office:value-type="float" office:value="119853" calcext:value-type="float">
            <text:p>119853</text:p>
          </table:table-cell>
          <table:table-cell table:number-columns-repeated="5"/>
          <table:table-cell table:style-name="ce5" table:formula="of:=SUM([.D9:.M9])/5" office:value-type="float" office:value="120157.6" calcext:value-type="float">
            <text:p>120158</text:p>
          </table:table-cell>
          <table:table-cell table:style-name="ce2" office:value-type="string" calcext:value-type="string">
            <text:p>Worse overall – change reverted</text:p>
          </table:table-cell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style-name="Default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09:12:58.7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2:10:39.186000000</meta:creation-date>
    <dc:date>2019-03-01T09:16:15.812000000</dc:date>
    <meta:editing-duration>PT55M50S</meta:editing-duration>
    <meta:editing-cycles>31</meta:editing-cycles>
    <meta:generator>LibreOffice/6.1.2.1$Windows_X86_64 LibreOffice_project/65905a128db06ba48db947242809d14d3f9a93fe</meta:generator>
    <meta:document-statistic meta:table-count="1" meta:cell-count="67" meta:object-count="0"/>
  </office:meta>
</office:document-meta>
</file>